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-0.635cm" style:auto-text-indent="false"/>
      <style:text-properties style:font-name="Times New Roman" fo:font-size="11pt" officeooo:paragraph-rsid="0015c60f" style:font-size-asian="11pt" style:font-size-complex="11pt"/>
    </style:style>
    <style:style style:name="P2" style:family="paragraph" style:parent-style-name="Text_20_body">
      <style:text-properties style:font-name="Times New Roman" fo:font-size="11pt" style:text-underline-style="none" fo:font-weight="bold" officeooo:paragraph-rsid="0015c60f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line-height="115%" fo:text-indent="0cm" style:auto-text-indent="false"/>
      <style:text-properties style:font-name="Times New Roman" fo:font-size="11pt" officeooo:paragraph-rsid="0015c60f" style:font-size-asian="11pt" style:font-size-complex="11pt"/>
    </style:style>
    <style:style style:name="P4" style:family="paragraph" style:parent-style-name="Text_20_body">
      <style:paragraph-properties fo:margin-left="0cm" fo:margin-right="0cm" fo:line-height="115%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rsid="0015c60f" officeooo:paragraph-rsid="0015c60f" style:font-size-asian="14pt" style:font-weight-asian="bold" style:font-size-complex="14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 style:font-weight-complex="bold"/>
    </style:style>
    <style:style style:name="T3" style:family="text">
      <style:text-properties fo:font-variant="normal" fo:text-transform="none" fo:font-weight="normal" style:font-weight-asian="normal" style:font-weight-complex="normal"/>
    </style:style>
    <style:style style:name="T4" style:family="text">
      <style:text-properties fo:font-weight="bold" officeooo:rsid="0015e9d6" fo:background-color="transparent" loext:char-shading-value="0"/>
    </style:style>
    <style:style style:name="T5" style:family="text">
      <style:text-properties fo:font-weight="bold" officeooo:rsid="0015c60f" fo:background-color="transparent" loext:char-shading-value="0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5e9d6" fo:background-color="transparent" loext:char-shading-value="0"/>
    </style:style>
    <style:style style:name="T12" style:family="text">
      <style:text-properties officeooo:rsid="0015c60f" fo:background-color="transparent" loext:char-shading-value="0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Find here instructions of use of the tool.</text:span> Not following the logical flow of the code may result in some errors which can be resolved by closing the program and starting it again. </text:p>
      <text:p text:style-name="P2">Opening the toolbox</text:p>
      <text:p text:style-name="P1">1)<text:span text:style-name="T1">      </text:span>Open Matlab R2013a (untested on newer versions) and type “guide” in the command window</text:p>
      <text:p text:style-name="P1">2)<text:span text:style-name="T1">      </text:span>Set the TQTV Toolbox folder as a path on Matlab, Environment Tab. Also set the additional functions as a path.</text:p>
      <text:p text:style-name="P1">3)<text:span text:style-name="T1">      </text:span>Select “Browse” on the “Open Existing GUI” tab and within the folder “TQTV Toolbox”, open “Tortuosity GUI”.</text:p>
      <text:p text:style-name="P1">4)<text:span text:style-name="T1">      </text:span>Press the Green arrow on the toolbar to start the GUI (or press ctrl +T) </text:p>
      <text:p text:style-name="P2">Importing data</text:p>
      <text:p text:style-name="P1">5)<text:span text:style-name="T1">      </text:span>Make a selection of MRA DICOM images (Select first image, hold shift and press last image for multiple slice selection)</text:p>
      <text:p text:style-name="P1">6)<text:span text:style-name="T1">      </text:span>Set threshold (Maximum and Minimum) based on trial and error judgement (default threshold is usually sufficient)</text:p>
      <text:p text:style-name="P1">7)<text:span text:style-name="T1">      </text:span>Select full brain projection slice (i.e. where you can see all vessels on a single slice).</text:p>
      <text:p text:style-name="P2">ROI selection</text:p>
      <text:p text:style-name="P1">8)<text:span text:style-name="T1">      </text:span>Zoom into region of interest using Magnifier tool in toolbar.</text:p>
      <text:p text:style-name="P1">9)<text:span text:style-name="T1">      </text:span>Define the ROI by pressing the “Select ROI” button and then select polygon vertices, creating a closed polygon (Double-click when the end point is on top of the start point). </text:p>
      <text:p text:style-name="P1">10)<text:span text:style-name="T1">   </text:span>The vessel automatically is plotted, then adjust minimum and maximum z slice. Hint: Select “Rotate 3D” and right click on the “z-axis limit of ROI” plot and select either X-Z or Y-Z view for easier Z-axis limit selection. Here try to encompass as much of the vessel of interest as possible, extra vessels can be removed in the next step.</text:p>
      <text:p text:style-name="P2">Tortuosity calculations and centreline extraction</text:p>
      <text:p text:style-name="P1">11)<text:span text:style-name="T1">   </text:span>Once happy with ROI selection (Re-select ROI on first panel if not), press the “plot Centreline” button within the “Vessel parameter” box and the code will extract the centreline. This may take up to a minute given the size of ROI selection. </text:p>
      <text:p text:style-name="P1">12)<text:span text:style-name="T1">   </text:span>Observe the resulting centreline and decide whether cleaning tools are required (most probably) – This is the tricky part and involves lots of user-judgement unfortunately.</text:p>
      <text:p text:style-name="P1">13)<text:span text:style-name="T1">   </text:span>Firstly, defined a branch length minimum, setting it to maximum often produces a clean centreline.</text:p>
      <text:p text:style-name="P1">14)<text:span text:style-name="T1">   </text:span>You can also change the “Nearest neighbour” and “Minimum distance” parameters to optimise centreline, make take some “playing” to get used to these tools. </text:p>
      <text:p text:style-name="P1">15)<text:span text:style-name="T1">   </text:span>Finally, you can select the “Brush” from the toolbox and mark unwanted points and delete them with “Del” button.  Hint: again select the “Rotate 3D” button and view from all projections to unsure there are no unwanted branches remaining on the centreline.</text:p>
      <text:p text:style-name="P1">16)<text:span text:style-name="T1">   </text:span>Once finished cleaning, select, cleaning complete, this will calculate the tortuosity metrics for the updated centreline. Occasionally the re-stacking algorithm may miss a point and the final centreline with have a big <text:soft-page-break/>green line going nowhere useful – change the branch length and re-clean the vessel – Hint: often brushing a few extra points from the bottom helps. If this happens, brush the centreline from many projection angles.</text:p>
      <text:p text:style-name="P1"><text:span text:style-name="T13">17)</text:span><text:span text:style-name="T3">   </text:span><text:span text:style-name="T13">Read off the values </text:span><text:line-break/><text:line-break/>Additional note: When vessel thins out (unknown signal loss) sometimes centrelines will have “bubbles” or clumps of points. Generally there is a seed branch, but it takes lots of brus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line-height="115%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rsid="0015c60f" officeooo:paragraph-rsid="0015c60f" style:font-size-asian="14pt" style:font-weight-asian="bold" style:font-size-complex="14pt" style:font-weight-complex="bold"/>
    </style:style>
    <style:style style:name="MT1" style:family="text">
      <style:text-properties fo:background-color="transparent" loext:char-shading-value="0"/>
    </style:style>
    <style:style style:name="MT2" style:family="text">
      <style:text-properties officeooo:rsid="0015e9d6" fo:background-color="transparent" loext:char-shading-value="0"/>
    </style:style>
    <style:style style:name="MT3" style:family="text">
      <style:text-properties officeooo:rsid="0015c60f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ep-by-Step Guide</text:span><text:span text:style-name="MT2"> </text:span><text:span text:style-name="MT3">to TQTV Tool-ki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8:57:02.988000000</meta:creation-date>
    <dc:date>2016-06-01T19:00:26.494000000</dc:date>
    <meta:editing-duration>PT3M23S</meta:editing-duration>
    <meta:editing-cycles>1</meta:editing-cycles>
    <meta:document-statistic meta:table-count="0" meta:image-count="0" meta:object-count="0" meta:page-count="2" meta:paragraph-count="23" meta:word-count="532" meta:character-count="3265" meta:non-whitespace-character-count="2684"/>
    <meta:generator>LibreOffice/5.0.0.5$Windows_x86 LibreOffice_project/1b1a90865e348b492231e1c451437d7a15bb262b</meta:generator>
  </office:meta>
</office:document-meta>
</file>